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>
      <style:text-properties officeooo:paragraph-rsid="00075e53"/>
    </style:style>
    <style:style style:name="P3" style:family="paragraph" style:parent-style-name="Standard">
      <style:text-properties fo:color="#000000"/>
    </style:style>
    <style:style style:name="P4" style:family="paragraph" style:parent-style-name="Standard">
      <style:text-properties fo:color="#000000" fo:font-size="12pt" style:font-size-asian="12pt" style:font-size-complex="12pt"/>
    </style:style>
    <style:style style:name="P5" style:family="paragraph" style:parent-style-name="Standard" style:list-style-name="L1">
      <style:text-properties fo:color="#000000" fo:font-size="12pt" officeooo:rsid="00075e53" officeooo:paragraph-rsid="00075e53" style:font-size-asian="12pt" style:font-size-complex="12pt"/>
    </style:style>
    <style:style style:name="P6" style:family="paragraph" style:parent-style-name="Standard">
      <style:text-properties fo:color="#000000" fo:font-size="12pt" officeooo:rsid="00075e53" officeooo:paragraph-rsid="00075e53" style:font-size-asian="12pt" style:font-size-complex="12pt"/>
    </style:style>
    <style:style style:name="P7" style:family="paragraph" style:parent-style-name="Standard" style:list-style-name="L1">
      <style:text-properties fo:color="#000000" fo:font-size="12pt" style:font-size-asian="12pt" style:font-size-complex="12pt"/>
    </style:style>
    <style:style style:name="P8" style:family="paragraph" style:parent-style-name="Standard" style:list-style-name="L1">
      <style:text-properties fo:color="#000000" fo:font-size="12pt" officeooo:paragraph-rsid="000d62df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fo:color="#000000" fo:font-size="12pt" officeooo:rsid="000558a2" officeooo:paragraph-rsid="000558a2" style:font-size-asian="12pt" style:font-size-complex="12pt"/>
    </style:style>
    <style:style style:name="P10" style:family="paragraph" style:parent-style-name="Standard">
      <style:text-properties fo:color="#000000" fo:font-size="12pt" officeooo:rsid="000558a2" officeooo:paragraph-rsid="000558a2" style:font-size-asian="12pt" style:font-size-complex="12pt"/>
    </style:style>
    <style:style style:name="P11" style:family="paragraph" style:parent-style-name="Standard">
      <style:text-properties fo:color="#000000" fo:font-size="12pt" officeooo:paragraph-rsid="00075e53" style:font-size-asian="12pt" style:font-size-complex="12pt"/>
    </style:style>
    <style:style style:name="P12" style:family="paragraph" style:parent-style-name="Standard">
      <style:text-properties fo:color="#000000" fo:font-size="12pt" officeooo:rsid="0007f9bc" officeooo:paragraph-rsid="0007f9bc" style:font-size-asian="12pt" style:font-size-complex="12pt"/>
    </style:style>
    <style:style style:name="P13" style:family="paragraph" style:parent-style-name="Standard" style:list-style-name="L2">
      <style:text-properties fo:color="#000000" fo:font-size="12pt" officeooo:rsid="0007f9bc" officeooo:paragraph-rsid="0007f9bc" style:font-size-asian="12pt" style:font-size-complex="12pt"/>
    </style:style>
    <style:style style:name="P14" style:family="paragraph" style:parent-style-name="Standard">
      <style:text-properties fo:color="#000000" fo:font-size="12pt" officeooo:paragraph-rsid="0007f9bc" style:font-size-asian="12pt" style:font-size-complex="12pt"/>
    </style:style>
    <style:style style:name="P15" style:family="paragraph" style:parent-style-name="Standard" style:list-style-name="L2">
      <style:text-properties fo:color="#000000" fo:font-size="12pt" style:font-size-asian="12pt" style:font-size-complex="12pt"/>
    </style:style>
    <style:style style:name="P16" style:family="paragraph" style:parent-style-name="Standard" style:list-style-name="L2">
      <style:text-properties fo:color="#000000" fo:font-size="12pt" officeooo:paragraph-rsid="0012e549" style:font-size-asian="12pt" style:font-size-complex="12pt"/>
    </style:style>
    <style:style style:name="P17" style:family="paragraph" style:parent-style-name="Standard" style:list-style-name="L2">
      <style:text-properties fo:color="#000000" fo:font-size="12pt" officeooo:rsid="0013d60f" officeooo:paragraph-rsid="0013d60f" style:font-size-asian="12pt" style:font-size-complex="12pt"/>
    </style:style>
    <style:style style:name="P18" style:family="paragraph" style:parent-style-name="Standard" style:list-style-name="L2">
      <style:text-properties fo:color="#000000"/>
    </style:style>
    <style:style style:name="P19" style:family="paragraph" style:parent-style-name="Standard" style:list-style-name="L2">
      <style:text-properties fo:color="#000000" officeooo:paragraph-rsid="00166b0e"/>
    </style:style>
    <style:style style:name="P20" style:family="paragraph" style:parent-style-name="Standard" style:list-style-name="L2">
      <style:text-properties fo:color="#000000" style:font-name="Courier New" fo:font-size="12pt" fo:font-weight="bold" style:font-size-asian="12pt" style:font-weight-asian="bold" style:font-size-complex="12pt"/>
    </style:style>
    <style:style style:name="P21" style:family="paragraph" style:parent-style-name="Standard" style:list-style-name="L2">
      <style:text-properties fo:color="#000000" style:font-name="Courier New" fo:font-size="12pt" fo:font-weight="normal" style:font-size-asian="12pt" style:font-weight-asian="normal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7f9bc"/>
    </style:style>
    <style:style style:name="T3" style:family="text">
      <style:text-properties fo:font-style="normal" officeooo:rsid="0007f9bc" style:font-style-asian="normal" style:font-style-complex="normal"/>
    </style:style>
    <style:style style:name="T4" style:family="text">
      <style:text-properties officeooo:rsid="000ae106"/>
    </style:style>
    <style:style style:name="T5" style:family="text">
      <style:text-properties fo:color="#c3cee3" style:font-name="Courier New" fo:font-size="10pt" fo:font-weight="bold" style:font-size-asian="10pt" style:font-weight-asian="bold"/>
    </style:style>
    <style:style style:name="T6" style:family="text">
      <style:text-properties fo:color="#eeffff" style:font-name="Courier New" fo:font-size="10pt" fo:font-weight="normal" style:font-size-asian="10pt" style:font-weight-asian="normal"/>
    </style:style>
    <style:style style:name="T7" style:family="text">
      <style:text-properties fo:color="#80cbc4" style:font-name="Courier New" fo:font-size="10pt" fo:font-weight="normal" style:font-size-asian="10pt" style:font-weight-asian="normal"/>
    </style:style>
    <style:style style:name="T8" style:family="text">
      <style:text-properties fo:color="#f77669" style:font-name="Courier New" fo:font-size="10pt" fo:font-weight="normal" style:font-size-asian="10pt" style:font-weight-asian="normal"/>
    </style:style>
    <style:style style:name="T9" style:family="text">
      <style:text-properties fo:color="#82b1ff" style:font-name="Courier New" fo:font-size="10pt" fo:font-weight="normal" style:font-size-asian="10pt" style:font-weight-asian="normal"/>
    </style:style>
    <style:style style:name="T10" style:family="text">
      <style:text-properties fo:color="#c3e887" style:font-name="Courier New" fo:font-size="10pt" fo:font-weight="normal" style:font-size-asian="10pt" style:font-weight-asian="normal"/>
    </style:style>
    <style:style style:name="T11" style:family="text">
      <style:text-properties style:font-name="Courier New" fo:font-size="10pt" fo:font-weight="bold" style:font-size-asian="10pt" style:font-weight-asian="bold"/>
    </style:style>
    <style:style style:name="T12" style:family="text">
      <style:text-properties style:font-name="Courier New" fo:font-size="10pt" fo:font-weight="bold" style:font-size-asian="10pt" style:font-weight-asian="bold"/>
    </style:style>
    <style:style style:name="T13" style:family="text">
      <style:text-properties style:font-name="Courier New" fo:font-size="10pt" fo:font-weight="normal" style:font-size-asian="10pt" style:font-weight-asian="normal"/>
    </style:style>
    <style:style style:name="T14" style:family="text">
      <style:text-properties style:font-name="Courier New" fo:font-size="10pt" fo:font-weight="normal" style:font-size-asian="10pt" style:font-weight-asian="normal"/>
    </style:style>
    <style:style style:name="T15" style:family="text">
      <style:text-properties style:font-name="Courier New" fo:font-size="10pt" fo:font-weight="normal" style:font-size-asian="10pt" style:font-weight-asian="normal"/>
    </style:style>
    <style:style style:name="T16" style:family="text">
      <style:text-properties style:font-name="Courier New" fo:font-size="10pt" fo:font-weight="normal" style:font-size-asian="10pt" style:font-weight-asian="normal"/>
    </style:style>
    <style:style style:name="T17" style:family="text">
      <style:text-properties style:font-name="Courier New" fo:font-size="10pt" fo:font-weight="normal" style:font-size-asian="10pt" style:font-weight-asian="normal"/>
    </style:style>
    <style:style style:name="T18" style:family="text">
      <style:text-properties style:font-name="Courier New" fo:font-size="10pt" fo:font-weight="normal" style:font-size-asian="10pt" style:font-weight-asian="normal"/>
    </style:style>
    <style:style style:name="T19" style:family="text">
      <style:text-properties style:font-name="Courier New" fo:font-size="10pt" fo:font-weight="normal" officeooo:rsid="00166b0e" style:font-size-asian="10pt" style:font-weight-asian="normal"/>
    </style:style>
    <style:style style:name="T20" style:family="text">
      <style:text-properties style:font-name="Courier New" fo:font-weight="bold" style:font-weight-asian="bold"/>
    </style:style>
    <style:style style:name="T21" style:family="text">
      <style:text-properties style:font-name="Courier New" fo:font-weight="bold" style:font-weight-asian="bold"/>
    </style:style>
    <style:style style:name="T22" style:family="text">
      <style:text-properties style:font-name="Courier New" fo:font-weight="normal" style:font-weight-asian="normal"/>
    </style:style>
    <style:style style:name="T23" style:family="text">
      <style:text-properties style:font-name="Courier New" fo:font-weight="normal" style:font-weight-asian="normal"/>
    </style:style>
    <style:style style:name="T24" style:family="text">
      <style:text-properties style:font-name="Courier New" fo:font-weight="normal" style:font-weight-asian="normal"/>
    </style:style>
    <style:style style:name="T25" style:family="text">
      <style:text-properties style:font-name="Courier New" fo:font-weight="normal" style:font-weight-asian="normal"/>
    </style:style>
    <style:style style:name="T26" style:family="text">
      <style:text-properties style:font-name="Courier New" fo:font-weight="normal" style:font-weight-asian="normal"/>
    </style:style>
    <style:style style:name="T27" style:family="text">
      <style:text-properties style:font-name="Courier New" fo:font-weight="normal" style:font-weight-asian="normal"/>
    </style:style>
    <style:style style:name="T28" style:family="text">
      <style:text-properties officeooo:rsid="00075e53"/>
    </style:style>
    <style:style style:name="T29" style:family="text">
      <style:text-properties fo:color="#ff5370" style:font-name="Courier New" fo:font-size="10pt" fo:font-weight="normal" style:font-size-asian="10pt" style:font-weight-asian="normal"/>
    </style:style>
    <style:style style:name="T30" style:family="text">
      <style:text-properties fo:color="#000000" fo:font-size="12pt" officeooo:rsid="00075e53" style:font-size-asian="12pt" style:font-size-complex="12pt"/>
    </style:style>
    <style:style style:name="T31" style:family="text">
      <style:text-properties officeooo:rsid="000d62d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SQL</text:p>
      <text:p text:style-name="P10"/>
      <text:p text:style-name="P6">Pour cette exercice, il te faut utiliser la base de données du fichier <text:span text:style-name="T1">bdd_exo1.sql, </text:span><text:span text:style-name="T3">les questions doivent avoir la réponse en dessous.</text:span></text:p>
      <text:p text:style-name="P10"/>
      <text:list xml:id="list2701478678" text:style-name="L1">
        <text:list-item>
          <text:p text:style-name="P5">Selectionner tout les utilisateurs dont l’age est supérieur à 18 ans</text:p>
        </text:list-item>
      </text:list>
      <text:p text:style-name="P6"/>
      <text:p text:style-name="P11"><text:span text:style-name="T28"><text:tab/><text:tab/></text:span><text:span text:style-name="T20">SELECT</text:span><text:span text:style-name="T22"> </text:span><text:span text:style-name="T22">*</text:span></text:p>
      <text:p text:style-name="P4"><text:span text:style-name="T20"><text:tab/><text:tab/>FROM</text:span><text:span text:style-name="T22"> </text:span><text:span text:style-name="T22">utilisateurs</text:span></text:p>
      <text:p text:style-name="P4"><text:span text:style-name="T20"><text:tab/><text:tab/>WHERE</text:span><text:span text:style-name="T22"> </text:span><text:span text:style-name="T22">date_naissance</text:span><text:span text:style-name="T22"> </text:span><text:span text:style-name="T22">&lt;</text:span><text:span text:style-name="T22"> </text:span><text:span text:style-name="T22">'2001-01-01'</text:span></text:p>
      <text:p text:style-name="P6"/>
      <text:p text:style-name="P6"/>
      <text:list xml:id="list202118918211971" text:continue-numbering="true" text:style-name="L1">
        <text:list-item>
          <text:p text:style-name="P5">Selectionner le nom et prénom des personnes dont l’id est compris entre <text:span text:style-name="T4">30</text:span> et <text:span text:style-name="T4">32</text:span></text:p>
        </text:list-item>
      </text:list>
      <text:p text:style-name="P6"/>
      <text:p text:style-name="P6"><text:span text:style-name="T20"><text:tab/><text:tab/>SELECT</text:span><text:span text:style-name="T22"> </text:span><text:span text:style-name="T22">nom</text:span><text:span text:style-name="T22">,</text:span><text:span text:style-name="T22"> </text:span><text:span text:style-name="T22">prenom</text:span></text:p>
      <text:p text:style-name="P4"><text:span text:style-name="T20"><text:tab/><text:tab/>FROM</text:span><text:span text:style-name="T22"> </text:span><text:span text:style-name="T22">utilisateurs</text:span></text:p>
      <text:p text:style-name="P4"><text:span text:style-name="T20"><text:tab/><text:tab/>WHERE</text:span><text:span text:style-name="T22"> </text:span><text:span text:style-name="T22">id</text:span><text:span text:style-name="T22"> </text:span><text:span text:style-name="T22">&gt;=</text:span><text:span text:style-name="T22"> </text:span><text:span text:style-name="T22">30</text:span><text:span text:style-name="T22"> </text:span><text:span text:style-name="T22">&amp;&amp;</text:span><text:span text:style-name="T22"> </text:span><text:span text:style-name="T22">id</text:span><text:span text:style-name="T22"> </text:span><text:span text:style-name="T22">&lt;</text:span><text:span text:style-name="T22">33</text:span></text:p>
      <text:p text:style-name="P6"/>
      <text:list xml:id="list202118801329290" text:continue-numbering="true" text:style-name="L1">
        <text:list-item>
          <text:p text:style-name="P5">Selectionner tout les articles de l’utilisateur ayant l’id <text:span text:style-name="T4">2</text:span></text:p>
        </text:list-item>
      </text:list>
      <text:p text:style-name="P6"/>
      <text:p text:style-name="P6"><text:span text:style-name="T20"><text:tab/><text:tab/>SELECT</text:span><text:span text:style-name="T22"> </text:span><text:span text:style-name="T22">*</text:span></text:p>
      <text:p text:style-name="P4"><text:span text:style-name="T20"><text:tab/><text:tab/>FROM</text:span><text:span text:style-name="T22"> </text:span><text:span text:style-name="T22">articles</text:span></text:p>
      <text:p text:style-name="P4"><text:span text:style-name="T20"><text:tab/><text:tab/>WHERE</text:span><text:span text:style-name="T22"> </text:span><text:span text:style-name="T22">utilisateur_id</text:span><text:span text:style-name="T22">=</text:span><text:span text:style-name="T22">2</text:span></text:p>
      <text:p text:style-name="P6"/>
      <text:list xml:id="list202119558653097" text:continue-numbering="true" text:style-name="L1">
        <text:list-item>
          <text:p text:style-name="P5">Selectionnez le titre de la date de publication de chaque article ainsi que le nom et prénom de la personne ayant écrit l’article</text:p>
        </text:list-item>
      </text:list>
      <text:p text:style-name="P6"/>
      <text:p text:style-name="P6"><text:span text:style-name="T20"><text:tab/><text:tab/>SELECT</text:span><text:span text:style-name="T22"> </text:span><text:span text:style-name="T22">titre</text:span><text:span text:style-name="T22">,</text:span><text:span text:style-name="T22"> </text:span><text:span text:style-name="T22">date_publication</text:span><text:span text:style-name="T22"> </text:span><text:span text:style-name="T22">,</text:span><text:span text:style-name="T22"> </text:span><text:span text:style-name="T22">nom</text:span><text:span text:style-name="T22"> </text:span><text:span text:style-name="T22">,</text:span><text:span text:style-name="T22"> </text:span><text:span text:style-name="T22">prenom</text:span></text:p>
      <text:p text:style-name="P4"><text:span text:style-name="T20"><text:tab/><text:tab/>FROM</text:span><text:span text:style-name="T22"> </text:span><text:span text:style-name="T22">articles</text:span><text:span text:style-name="T22">,</text:span><text:span text:style-name="T22"> </text:span><text:span text:style-name="T22">utilisateurs</text:span></text:p>
      <text:p text:style-name="P6"/>
      <text:list xml:id="list202120492232800" text:continue-numbering="true" text:style-name="L1">
        <text:list-item>
          <text:p text:style-name="P5">Comptez le nombre d’utilisateur né entre 1995 et 1999</text:p>
        </text:list-item>
      </text:list>
      <text:p text:style-name="P6"><text:span text:style-name="T20"><text:tab/><text:tab/>SELECT</text:span><text:span text:style-name="T22"> </text:span><text:span text:style-name="T20">COUNT</text:span><text:span text:style-name="T22">(*)</text:span></text:p>
      <text:p text:style-name="P4"><text:span text:style-name="T20"><text:tab/><text:tab/>FROM</text:span><text:span text:style-name="T22"> </text:span><text:span text:style-name="T22">utilisateurs</text:span></text:p>
      <text:p text:style-name="P4"><text:span text:style-name="T20"><text:tab/><text:tab/></text:span><text:span text:style-name="T22"> </text:span><text:span text:style-name="T22">date_naissance</text:span><text:span text:style-name="T22"> </text:span><text:span text:style-name="T22">&gt;</text:span><text:span text:style-name="T22"> </text:span><text:span text:style-name="T22">'1994-12-31'</text:span><text:span text:style-name="T22"> </text:span><text:span text:style-name="T22">&amp;&amp;</text:span><text:span text:style-name="T22"> </text:span><text:span text:style-name="T22">date_naissance</text:span><text:span text:style-name="T22"> </text:span><text:span text:style-name="T22">&lt;</text:span><text:span text:style-name="T22"> </text:span><text:span text:style-name="T22">'2000-01-01'</text:span></text:p>
      <text:p text:style-name="P6"/>
      <text:list xml:id="list202119134913929" text:continue-numbering="true" text:style-name="L1">
        <text:list-item>
          <text:p text:style-name="P5">Selectionnez tout les <text:span text:style-name="T2">utilisateur</text:span> qui possèdent plus de deux articles</text:p>
        </text:list-item>
      </text:list>
      <text:p text:style-name="P2"><text:span text:style-name="T30"><text:tab/></text:span><text:span text:style-name="T5">SELECT</text:span><text:span text:style-name="T6"> </text:span><text:span text:style-name="T8">utilisateurs</text:span><text:span text:style-name="T7">.*,</text:span><text:span text:style-name="T6"> </text:span><text:span text:style-name="T5">COUNT</text:span><text:span text:style-name="T7">(</text:span><text:span text:style-name="T8">articles</text:span><text:span text:style-name="T7">.</text:span><text:span text:style-name="T9">utilisateur_id</text:span><text:span text:style-name="T7">)</text:span><text:span text:style-name="T6"> </text:span><text:span text:style-name="T5">AS</text:span><text:span text:style-name="T6"> </text:span><text:span text:style-name="T9">total</text:span></text:p>
      <text:p text:style-name="Standard"><text:span text:style-name="T5">FROM</text:span><text:span text:style-name="T6"> </text:span><text:span text:style-name="T8">utilisateurs</text:span></text:p>
      <text:p text:style-name="Standard"><text:span text:style-name="T5">INNER</text:span><text:span text:style-name="T6"> </text:span><text:span text:style-name="T5">JOIN</text:span><text:span text:style-name="T6"> </text:span><text:span text:style-name="T8">articles</text:span><text:span text:style-name="T6"> </text:span><text:span text:style-name="T5">ON</text:span><text:span text:style-name="T6"> </text:span><text:span text:style-name="T8">articles</text:span><text:span text:style-name="T7">.</text:span><text:span text:style-name="T9">utilisateur_id</text:span><text:span text:style-name="T6"> </text:span><text:span text:style-name="T7">=</text:span><text:span text:style-name="T6"> </text:span><text:span text:style-name="T8">utilisateurs</text:span><text:span text:style-name="T7">.</text:span><text:span text:style-name="T9">id</text:span></text:p>
      <text:p text:style-name="Standard"><text:span text:style-name="T5">GROUP</text:span><text:span text:style-name="T6"> </text:span><text:span text:style-name="T5">BY</text:span><text:span text:style-name="T6"> </text:span><text:span text:style-name="T8">utilisateurs</text:span><text:span text:style-name="T7">.</text:span><text:span text:style-name="T9">id</text:span><text:span text:style-name="T7">,</text:span><text:span text:style-name="T6"> </text:span><text:span text:style-name="T8">utilisateurs</text:span><text:span text:style-name="T7">.</text:span><text:span text:style-name="T9">nom</text:span><text:span text:style-name="T7">,</text:span><text:span text:style-name="T6"> </text:span><text:span text:style-name="T8">utilisateurs</text:span><text:span text:style-name="T7">.</text:span><text:span text:style-name="T9">prenom</text:span><text:span text:style-name="T7">,</text:span><text:span text:style-name="T6"> </text:span><text:span text:style-name="T8">utilisateurs</text:span><text:span text:style-name="T7">.</text:span><text:span text:style-name="T9">date_naissance</text:span></text:p>
      <text:p text:style-name="Standard"><text:span text:style-name="T5">HAVING</text:span><text:span text:style-name="T6"> </text:span><text:span text:style-name="T5">COUNT</text:span><text:span text:style-name="T7">(</text:span><text:span text:style-name="T8">articles</text:span><text:span text:style-name="T7">.</text:span><text:span text:style-name="T9">utilisateur_id</text:span><text:span text:style-name="T7">)</text:span><text:span text:style-name="T6"> </text:span><text:span text:style-name="T7">&gt;</text:span><text:span text:style-name="T6"> </text:span><text:span text:style-name="T29">2</text:span></text:p>
      <text:p text:style-name="P6"/>
      <text:p text:style-name="P6"/>
      <text:list xml:id="list202118694347387" text:continue-numbering="true" text:style-name="L1">
        <text:list-item>
          <text:p text:style-name="P5">Selectionnez tout les articles dont le titre commence par la lettre « B »</text:p>
          <text:p text:style-name="P5"><text:span text:style-name="T20">SELECT</text:span><text:span text:style-name="T22"> </text:span><text:span text:style-name="T22">*</text:span></text:p>
          <text:p text:style-name="P8"><text:span text:style-name="T20">FROM</text:span><text:span text:style-name="T22"> </text:span><text:span text:style-name="T22">articles</text:span></text:p>
          <text:p text:style-name="P8"><text:span text:style-name="T20">WHERE</text:span><text:span text:style-name="T22"> </text:span><text:span text:style-name="T22">titre</text:span><text:span text:style-name="T22"> </text:span><text:span text:style-name="T20">LIKE</text:span><text:span text:style-name="T22"> </text:span><text:span text:style-name="T22">'b%'</text:span></text:p>
        </text:list-item>
      </text:list>
      <text:p text:style-name="P6"/>
      <text:p text:style-name="P6"><text:span text:style-name="T22"/></text:p>
      <text:p text:style-name="P6"><text:span text:style-name="T22"/></text:p>
      <text:p text:style-name="P6"><text:span text:style-name="T22"/></text:p>
      <text:list xml:id="list202120194674179" text:continue-numbering="true" text:style-name="L1">
        <text:list-item>
          <text:p text:style-name="P5"><text:soft-page-break/><text:span text:style-name="T31">S</text:span>electionnez les <text:span text:style-name="T2">utilisateurs</text:span> qui ont publié dans la catégorie « web »</text:p>
        </text:list-item>
      </text:list>
      <text:p text:style-name="P11"/>
      <text:p text:style-name="P11"><text:span text:style-name="T5">SELECT</text:span><text:span text:style-name="T6"> </text:span><text:span text:style-name="T5">DIStinct</text:span><text:span text:style-name="T6"> </text:span><text:span text:style-name="T8">utilisateurs</text:span><text:span text:style-name="T7">.*,</text:span><text:span text:style-name="T6"> </text:span><text:span text:style-name="T8">categories</text:span><text:span text:style-name="T7">.</text:span><text:span text:style-name="T9">libelle</text:span></text:p>
      <text:p text:style-name="Standard"><text:span text:style-name="T5">FROM</text:span><text:span text:style-name="T6"> </text:span><text:span text:style-name="T8">utilisateurs</text:span></text:p>
      <text:p text:style-name="Standard"><text:span text:style-name="T5">INNER</text:span><text:span text:style-name="T6"> </text:span><text:span text:style-name="T5">JOIN</text:span><text:span text:style-name="T6"> </text:span><text:span text:style-name="T8">articles</text:span><text:span text:style-name="T6"> </text:span><text:span text:style-name="T5">ON</text:span><text:span text:style-name="T6"> </text:span><text:span text:style-name="T8">articles</text:span><text:span text:style-name="T7">.</text:span><text:span text:style-name="T9">utilisateur_id</text:span><text:span text:style-name="T6"> </text:span><text:span text:style-name="T7">=</text:span><text:span text:style-name="T6"> </text:span><text:span text:style-name="T8">utilisateurs</text:span><text:span text:style-name="T7">.</text:span><text:span text:style-name="T9">id</text:span></text:p>
      <text:p text:style-name="Standard"><text:span text:style-name="T5">INNER</text:span><text:span text:style-name="T6"> </text:span><text:span text:style-name="T5">JOIN</text:span><text:span text:style-name="T6"> </text:span><text:span text:style-name="T8">categories</text:span><text:span text:style-name="T6"> </text:span><text:span text:style-name="T5">ON</text:span><text:span text:style-name="T6"> </text:span><text:span text:style-name="T8">articles</text:span><text:span text:style-name="T7">.</text:span><text:span text:style-name="T9">categorie_id</text:span><text:span text:style-name="T6"> </text:span><text:span text:style-name="T7">=</text:span><text:span text:style-name="T6"> </text:span><text:span text:style-name="T8">categories</text:span><text:span text:style-name="T7">.</text:span><text:span text:style-name="T9">id</text:span></text:p>
      <text:p text:style-name="Standard"><text:span text:style-name="T5">WHERE</text:span><text:span text:style-name="T6"> </text:span><text:span text:style-name="T8">categories</text:span><text:span text:style-name="T7">.</text:span><text:span text:style-name="T9">libelle</text:span><text:span text:style-name="T6"> </text:span><text:span text:style-name="T7">=</text:span><text:span text:style-name="T6"> </text:span><text:span text:style-name="T9">"web"</text:span></text:p>
      <text:p text:style-name="P11"/>
      <text:p text:style-name="P6"/>
      <text:p text:style-name="P6"><text:tab/></text:p>
      <text:p text:style-name="P6"/>
      <text:p text:style-name="P6"/>
      <text:list xml:id="list202119195418082" text:continue-numbering="true" text:style-name="L1">
        <text:list-item>
          <text:p text:style-name="P5">Selectionnez toutes les categories qui n’ont pas d’article</text:p>
        </text:list-item>
      </text:list>
      <text:p text:style-name="P6"><text:tab/></text:p>
      <text:p text:style-name="P6"/>
      <text:p text:style-name="P6"/>
      <text:list xml:id="list202119820712409" text:continue-numbering="true" text:style-name="L1">
        <text:list-item>
          <text:p text:style-name="P5">Selectionnez tout les articles dont l’auteur s’appelle « Marc »et qui ont la categorie « web »</text:p>
        </text:list-item>
      </text:list>
      <text:p text:style-name="P11"><text:span text:style-name="T22"/></text:p>
      <text:p text:style-name="P11"><text:span text:style-name="T5">SELECT</text:span><text:span text:style-name="T6"> </text:span><text:span text:style-name="T8">articles</text:span><text:span text:style-name="T7">.*</text:span></text:p>
      <text:p text:style-name="Standard"><text:span text:style-name="T5">FROM</text:span><text:span text:style-name="T6"> </text:span><text:span text:style-name="T8">articles</text:span></text:p>
      <text:p text:style-name="Standard"><text:span text:style-name="T5">INNER</text:span><text:span text:style-name="T6"> </text:span><text:span text:style-name="T5">JOIN</text:span><text:span text:style-name="T6"> </text:span><text:span text:style-name="T8">utilisateurs</text:span><text:span text:style-name="T6"> </text:span><text:span text:style-name="T5">ON</text:span><text:span text:style-name="T6"> </text:span><text:span text:style-name="T8">utilisateurs</text:span><text:span text:style-name="T7">.</text:span><text:span text:style-name="T9">id</text:span><text:span text:style-name="T6"> </text:span><text:span text:style-name="T7">=</text:span><text:span text:style-name="T6"> </text:span><text:span text:style-name="T8">articles</text:span><text:span text:style-name="T7">.</text:span><text:span text:style-name="T9">utilisateur_id</text:span></text:p>
      <text:p text:style-name="Standard"><text:span text:style-name="T5">INNER</text:span><text:span text:style-name="T6"> </text:span><text:span text:style-name="T5">JOIN</text:span><text:span text:style-name="T6"> </text:span><text:span text:style-name="T8">categories</text:span><text:span text:style-name="T6"> </text:span><text:span text:style-name="T5">ON</text:span><text:span text:style-name="T6"> </text:span><text:span text:style-name="T8">categories</text:span><text:span text:style-name="T7">.</text:span><text:span text:style-name="T9">id</text:span><text:span text:style-name="T6"> </text:span><text:span text:style-name="T7">=</text:span><text:span text:style-name="T6"> </text:span><text:span text:style-name="T8">articles</text:span><text:span text:style-name="T7">.</text:span><text:span text:style-name="T9">categorie_id</text:span></text:p>
      <text:p text:style-name="Standard"><text:span text:style-name="T5">WHERE</text:span><text:span text:style-name="T6"> </text:span><text:span text:style-name="T8">utilisateurs</text:span><text:span text:style-name="T7">.</text:span><text:span text:style-name="T9">prenom</text:span><text:span text:style-name="T6"> </text:span><text:span text:style-name="T7">=</text:span><text:span text:style-name="T6"> </text:span><text:span text:style-name="T9">"Marc"</text:span></text:p>
      <text:p text:style-name="Standard"><text:span text:style-name="T5">AND</text:span><text:span text:style-name="T6"> </text:span><text:span text:style-name="T8">categories</text:span><text:span text:style-name="T7">.</text:span><text:span text:style-name="T9">libelle</text:span><text:span text:style-name="T6"> </text:span><text:span text:style-name="T7">=</text:span><text:span text:style-name="T6"> </text:span><text:span text:style-name="T9">"web"</text:span></text:p>
      <text:p text:style-name="P11"><text:span text:style-name="T22"/></text:p>
      <text:list xml:id="list202120075669638" text:continue-numbering="true" text:style-name="L1">
        <text:list-header>
          <text:p text:style-name="P5"/>
        </text:list-header>
      </text:list>
      <text:p text:style-name="P6"/>
      <text:p text:style-name="P6"/>
      <text:p text:style-name="P10"/>
      <text:p text:style-name="P10"/>
      <text:p text:style-name="P12"/>
      <text:p text:style-name="P12"/>
      <text:p text:style-name="P12"/>
      <text:p text:style-name="P12"/>
      <text:p text:style-name="P12"/>
      <text:p text:style-name="P12"/>
      <text:p text:style-name="P12">L’exercice suivant doit être fait sur une base de données qui tu nommera « bdd_exo2 »</text:p>
      <text:list xml:id="list3537411492" text:style-name="L2">
        <text:list-item>
          <text:p text:style-name="P13">Créer une table « personne » qui possède un identifiant unique, un nom et prénom ainsi qu’une date de naissance et un lieu de vie.</text:p>
        </text:list-item>
      </text:list>
      <text:p text:style-name="P14"><text:span text:style-name="T2"><text:tab/></text:span><text:span text:style-name="T20">CREATE</text:span><text:span text:style-name="T22"> </text:span><text:span text:style-name="T20">TABLE</text:span><text:span text:style-name="T22"> </text:span><text:span text:style-name="T22">personne</text:span></text:p>
      <text:p text:style-name="P4"><text:span text:style-name="T22"><text:tab/>(</text:span></text:p>
      <text:p text:style-name="P4"><text:span text:style-name="T22"><text:tab/>id</text:span><text:span text:style-name="T22"> </text:span><text:span text:style-name="T20">INT</text:span><text:span text:style-name="T22"> </text:span><text:span text:style-name="T20">PRIMARY</text:span><text:span text:style-name="T22"> </text:span><text:span text:style-name="T20">KEY</text:span><text:span text:style-name="T22"> </text:span><text:span text:style-name="T20">NOT</text:span><text:span text:style-name="T22"> </text:span><text:span text:style-name="T20">NULL</text:span><text:span text:style-name="T22"> </text:span><text:span text:style-name="T20">AUTO_INCREMENT</text:span><text:span text:style-name="T22">,</text:span></text:p>
      <text:p text:style-name="P4"><text:span text:style-name="T22"><text:tab/>nom</text:span><text:span text:style-name="T22"> </text:span><text:span text:style-name="T20">VARCHAR</text:span><text:span text:style-name="T22">(</text:span><text:span text:style-name="T22">255</text:span><text:span text:style-name="T22">),</text:span></text:p>
      <text:p text:style-name="P4"><text:span text:style-name="T22"><text:tab/>prenom</text:span><text:span text:style-name="T22"> </text:span><text:span text:style-name="T20">VARCHAR</text:span><text:span text:style-name="T22">(</text:span><text:span text:style-name="T22">255</text:span><text:span text:style-name="T22">),</text:span></text:p>
      <text:p text:style-name="P4"><text:span text:style-name="T22"><text:tab/>date_naissance</text:span><text:span text:style-name="T22"> </text:span><text:span text:style-name="T20">DATE</text:span><text:span text:style-name="T22">,</text:span></text:p>
      <text:p text:style-name="P4"><text:span text:style-name="T22"><text:tab/>lieu_de_vie</text:span><text:span text:style-name="T22"> </text:span><text:span text:style-name="T20">VARCHAR</text:span><text:span text:style-name="T22">(</text:span><text:span text:style-name="T22">255</text:span><text:span text:style-name="T22">)</text:span></text:p>
      <text:p text:style-name="P4"><text:span text:style-name="T22"><text:tab/>)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202118859646602" text:continue-numbering="true" text:style-name="L2">
        <text:list-item>
          <text:p text:style-name="P13"><text:soft-page-break/>Créer une requete qui permet d’inserer 2 personnes dans la table</text:p>
          <text:p text:style-name="P13"><text:span text:style-name="T20">INSERT</text:span><text:span text:style-name="T22"> </text:span><text:span text:style-name="T20">INTO</text:span><text:span text:style-name="T22"> </text:span><text:span text:style-name="T22">personne</text:span><text:span text:style-name="T22">(</text:span><text:span text:style-name="T22">nom</text:span><text:span text:style-name="T22">,</text:span><text:span text:style-name="T22">prenom</text:span><text:span text:style-name="T22">,</text:span><text:span text:style-name="T22"> </text:span><text:span text:style-name="T22">date_naissance</text:span><text:span text:style-name="T22">,</text:span><text:span text:style-name="T22">lieu_de_vie</text:span><text:span text:style-name="T22">)</text:span></text:p>
          <text:p text:style-name="P16"><text:span text:style-name="T20">VALUES</text:span></text:p>
          <text:p text:style-name="P20"/>
          <text:p text:style-name="P15"><text:span text:style-name="T22">(</text:span><text:span text:style-name="T22">'allan'</text:span><text:span text:style-name="T22">,</text:span><text:span text:style-name="T22">'coubard'</text:span><text:span text:style-name="T22">,</text:span><text:span text:style-name="T22">'1999-4-19'</text:span><text:span text:style-name="T22">,</text:span><text:span text:style-name="T22">'st ouen'</text:span><text:span text:style-name="T22">),</text:span></text:p>
          <text:p text:style-name="P15"><text:span text:style-name="T22">(</text:span><text:span text:style-name="T22">'t'</text:span><text:span text:style-name="T22">,</text:span><text:span text:style-name="T22">'t'</text:span><text:span text:style-name="T22">,</text:span><text:span text:style-name="T22">'1999-02-26'</text:span><text:span text:style-name="T22">,</text:span><text:span text:style-name="T22">'tt'</text:span><text:span text:style-name="T22">);</text:span></text:p>
          <text:p text:style-name="P21"/>
          <text:p text:style-name="P13"/>
        </text:list-item>
      </text:list>
      <text:p text:style-name="P12"/>
      <text:list xml:id="list202118762878235" text:continue-numbering="true" text:style-name="L2">
        <text:list-item>
          <text:p text:style-name="P13">Créer une table « Ville » qui possède un identifiant unique, un libellé, un nombre d’habitant</text:p>
          <text:p text:style-name="P13"><text:span text:style-name="T20">CREATE</text:span><text:span text:style-name="T22"> </text:span><text:span text:style-name="T20">TABLE</text:span><text:span text:style-name="T22"> </text:span><text:span text:style-name="T22">Ville</text:span></text:p>
          <text:p text:style-name="P15"><text:span text:style-name="T22">(</text:span></text:p>
          <text:p text:style-name="P15"><text:span text:style-name="T22">id</text:span><text:span text:style-name="T22"> </text:span><text:span text:style-name="T20">INT</text:span><text:span text:style-name="T22"> </text:span><text:span text:style-name="T20">PRIMARY</text:span><text:span text:style-name="T22"> </text:span><text:span text:style-name="T20">KEY</text:span><text:span text:style-name="T22"> </text:span><text:span text:style-name="T20">NOT</text:span><text:span text:style-name="T22"> </text:span><text:span text:style-name="T20">NULL</text:span><text:span text:style-name="T22"> </text:span><text:span text:style-name="T20">AUTO_INCREMENT</text:span><text:span text:style-name="T22">,</text:span></text:p>
          <text:p text:style-name="P15"><text:span text:style-name="T22">libelle</text:span><text:span text:style-name="T22"> </text:span><text:span text:style-name="T20">VARCHAR</text:span><text:span text:style-name="T22">(</text:span><text:span text:style-name="T22">255</text:span><text:span text:style-name="T22">),</text:span></text:p>
          <text:p text:style-name="P15"><text:span text:style-name="T22">nombre_habitants</text:span><text:span text:style-name="T22"> </text:span><text:span text:style-name="T20">INT</text:span></text:p>
          <text:p text:style-name="P15"><text:span text:style-name="T22">)</text:span></text:p>
          <text:p text:style-name="P13"/>
        </text:list-item>
        <text:list-item>
          <text:p text:style-name="P13">Créer une requete qui permet d’inserer 3 villes</text:p>
        </text:list-item>
      </text:list>
      <text:p text:style-name="P12"><text:span text:style-name="T5"><text:tab/></text:span><text:span text:style-name="T20">INSERT</text:span><text:span text:style-name="T22"> </text:span><text:span text:style-name="T20">INTO</text:span><text:span text:style-name="T22"> </text:span><text:span text:style-name="T22">ville</text:span><text:span text:style-name="T22"> </text:span><text:span text:style-name="T22">(</text:span><text:span text:style-name="T22">libelle</text:span><text:span text:style-name="T22">,</text:span><text:span text:style-name="T22"> </text:span><text:span text:style-name="T22">nombre_habitants</text:span><text:span text:style-name="T22">)</text:span></text:p>
      <text:p text:style-name="P4"><text:span text:style-name="T20"><text:tab/>VALUES</text:span></text:p>
      <text:p text:style-name="P4"><text:span text:style-name="T22"><text:tab/>(</text:span><text:span text:style-name="T22">'st Ouen'</text:span><text:span text:style-name="T22">,</text:span><text:span text:style-name="T22"> </text:span><text:span text:style-name="T22">'5'</text:span><text:span text:style-name="T22">),</text:span></text:p>
      <text:p text:style-name="P4"><text:span text:style-name="T22"><text:tab/>(</text:span><text:span text:style-name="T22">'Le Mans'</text:span><text:span text:style-name="T22">,</text:span><text:span text:style-name="T22">'500'</text:span><text:span text:style-name="T22">);</text:span></text:p>
      <text:p text:style-name="P12"/>
      <text:list xml:id="list202119380103258" text:continue-numbering="true" text:style-name="L2">
        <text:list-item>
          <text:p text:style-name="P13">Créer une requete qui selectionne le nom et prénom de chaque personne</text:p>
          <text:p text:style-name="P13"><text:span text:style-name="T20">SELECT</text:span><text:span text:style-name="T22"> </text:span><text:span text:style-name="T22">nom</text:span><text:span text:style-name="T22"> </text:span><text:span text:style-name="T22">,</text:span><text:span text:style-name="T22"> </text:span><text:span text:style-name="T22">prenom</text:span></text:p>
          <text:p text:style-name="P15"><text:span text:style-name="T20">FROM</text:span><text:span text:style-name="T22"> </text:span><text:span text:style-name="T22">personne</text:span></text:p>
        </text:list-item>
      </text:list>
      <text:p text:style-name="P12"/>
      <text:p text:style-name="P12"/>
      <text:list xml:id="list202120766573581" text:continue-numbering="true" text:style-name="L2">
        <text:list-item>
          <text:p text:style-name="P13">Créer une requete qui selectionne le libellé et le nombre d’habitant de chaque ville</text:p>
          <text:p text:style-name="P17">SELECT libelle, nombre_habitants</text:p>
          <text:p text:style-name="P17">FROM ville</text:p>
        </text:list-item>
      </text:list>
      <text:p text:style-name="P12"/>
      <text:list xml:id="list202120820068107" text:continue-numbering="true" text:style-name="L2">
        <text:list-item>
          <text:p text:style-name="P13">Créer une table « Pays » qui possède un identifiant unique et un libellé</text:p>
          <text:p text:style-name="P13"><text:span text:style-name="T11">CREATE</text:span><text:span text:style-name="T13"> </text:span><text:span text:style-name="T11">TABLE</text:span><text:span text:style-name="T13"> </text:span><text:span text:style-name="T13">Pays</text:span></text:p>
          <text:p text:style-name="P18"><text:span text:style-name="T13">(</text:span></text:p>
          <text:p text:style-name="P18"><text:span text:style-name="T13">id</text:span><text:span text:style-name="T13"> </text:span><text:span text:style-name="T11">INT</text:span><text:span text:style-name="T13"> </text:span><text:span text:style-name="T11">PRIMARY</text:span><text:span text:style-name="T13"> </text:span><text:span text:style-name="T11">KEY</text:span><text:span text:style-name="T13"> </text:span><text:span text:style-name="T11">NOT</text:span><text:span text:style-name="T13"> </text:span><text:span text:style-name="T11">NULL</text:span><text:span text:style-name="T13"> </text:span><text:span text:style-name="T11">AUTO_INCREMENT</text:span><text:span text:style-name="T13">,</text:span></text:p>
          <text:p text:style-name="P18"><text:span text:style-name="T13">libelle</text:span><text:span text:style-name="T13"> </text:span><text:span text:style-name="T11">VARCHAR</text:span><text:span text:style-name="T13">(</text:span><text:span text:style-name="T13">3</text:span><text:span text:style-name="T13">)</text:span></text:p>
          <text:p text:style-name="P18"><text:span text:style-name="T13">)</text:span></text:p>
          <text:p text:style-name="P13"/>
        </text:list-item>
      </text:list>
      <text:p text:style-name="P12"/>
      <text:list xml:id="list202119245095255" text:continue-numbering="true" text:style-name="L2">
        <text:list-item>
          <text:p text:style-name="P13">Modifier la table « Ville » en lui ajoutant le champs pays_id</text:p>
          <text:p text:style-name="P13"><text:span text:style-name="T20">ALTER</text:span><text:span text:style-name="T22"> </text:span><text:span text:style-name="T20">TABLE</text:span><text:span text:style-name="T22"> </text:span><text:span text:style-name="T22">ville</text:span></text:p>
          <text:p text:style-name="P15"><text:span text:style-name="T20">ADD</text:span><text:span text:style-name="T22"> </text:span><text:span text:style-name="T22">pays_id</text:span><text:span text:style-name="T22"> </text:span><text:span text:style-name="T20">INT</text:span><text:span text:style-name="T22"> </text:span></text:p>
          <text:p text:style-name="P13"/>
        </text:list-item>
      </text:list>
      <text:p text:style-name="P12"/>
      <text:list xml:id="list202120618850840" text:continue-numbering="true" text:style-name="L2">
        <text:list-item>
          <text:p text:style-name="P13">Créer une relation entre « Ville » et Pays », la clé primaire de « Pays » étant <text:s/>le champs « pays_id » de la table « Ville »</text:p>
        </text:list-item>
      </text:list>
      <text:p text:style-name="P12"><text:span text:style-name="T5"><text:tab/></text:span><text:span text:style-name="T11">alter</text:span><text:span text:style-name="T13"> <text:s/></text:span><text:span text:style-name="T11">TABLE</text:span><text:span text:style-name="T13"> </text:span><text:span text:style-name="T13">ville</text:span></text:p>
      <text:p text:style-name="P3"><text:span text:style-name="T11"><text:tab/>add</text:span><text:span text:style-name="T13"> <text:s/></text:span><text:span text:style-name="T11">CONSTRAINT</text:span><text:span text:style-name="T13"> </text:span><text:span text:style-name="T13">FK_ville_pays</text:span></text:p>
      <text:p text:style-name="P3"><text:span text:style-name="T13"><text:s text:c="5"/><text:tab/><text:tab/></text:span><text:span text:style-name="T11">foreign</text:span><text:span text:style-name="T13"> <text:s/></text:span><text:span text:style-name="T11">KEY</text:span><text:span text:style-name="T13"> </text:span><text:span text:style-name="T13">ville</text:span><text:span text:style-name="T13">(</text:span><text:span text:style-name="T13">pays_id</text:span><text:span text:style-name="T13">)</text:span><text:span text:style-name="T13"> <text:s/></text:span><text:span text:style-name="T11">REFERENCES</text:span><text:span text:style-name="T13"> </text:span><text:span text:style-name="T13">pays</text:span><text:span text:style-name="T13">(</text:span><text:span text:style-name="T19">libelle</text:span><text:span text:style-name="T13">)</text:span><text:span text:style-name="T13"> </text:span><text:span text:style-name="T13">;</text:span></text:p>
      <text:p text:style-name="P12"/>
      <text:list xml:id="list202119390080782" text:continue-numbering="true" text:style-name="L2">
        <text:list-item>
          <text:p text:style-name="P13">Insérer en base de données 10 pays ainsi que 4 villes par pays</text:p>
          <text:p text:style-name="P13"><text:span text:style-name="T11">INSERT</text:span><text:span text:style-name="T13"> </text:span><text:span text:style-name="T11">INTO</text:span><text:span text:style-name="T13"> </text:span><text:span text:style-name="T13">pays</text:span><text:span text:style-name="T13"> </text:span><text:span text:style-name="T13">(</text:span><text:span text:style-name="T13">libelle</text:span><text:span text:style-name="T13">)</text:span></text:p>
          <text:p text:style-name="P18"><text:span text:style-name="T11">VALUES</text:span></text:p>
          <text:p text:style-name="P18"><text:span text:style-name="T13">(</text:span><text:span text:style-name="T13">'FR'</text:span><text:span text:style-name="T13">),</text:span></text:p>
          <text:p text:style-name="P18"><text:soft-page-break/><text:span text:style-name="T13">(</text:span><text:span text:style-name="T13">'GB'</text:span><text:span text:style-name="T13">),</text:span></text:p>
          <text:p text:style-name="P18"><text:span text:style-name="T13">(</text:span><text:span text:style-name="T13">'PT'</text:span><text:span text:style-name="T13">),</text:span></text:p>
          <text:p text:style-name="P18"><text:span text:style-name="T13">(</text:span><text:span text:style-name="T13">'CH'</text:span><text:span text:style-name="T13">),</text:span></text:p>
          <text:p text:style-name="P18"><text:span text:style-name="T13">(</text:span><text:span text:style-name="T13">'ES'</text:span><text:span text:style-name="T13">),</text:span></text:p>
          <text:p text:style-name="P18"><text:span text:style-name="T13">(</text:span><text:span text:style-name="T13">'NL'</text:span><text:span text:style-name="T13">),</text:span></text:p>
          <text:p text:style-name="P18"><text:span text:style-name="T13">(</text:span><text:span text:style-name="T13">'DE'</text:span><text:span text:style-name="T13">),</text:span></text:p>
          <text:p text:style-name="P18"><text:span text:style-name="T13">(</text:span><text:span text:style-name="T13">'NL'</text:span><text:span text:style-name="T13">),</text:span></text:p>
          <text:p text:style-name="P18"><text:span text:style-name="T13">(</text:span><text:span text:style-name="T13">'IT'</text:span><text:span text:style-name="T13">),</text:span></text:p>
          <text:p text:style-name="P18"><text:span text:style-name="T13">(</text:span><text:span text:style-name="T13">'DK'</text:span><text:span text:style-name="T13">);</text:span></text:p>
          <text:p text:style-name="P18"><text:span text:style-name="T11">INSERT</text:span><text:span text:style-name="T13"> </text:span><text:span text:style-name="T11">INTO</text:span><text:span text:style-name="T13"> </text:span><text:span text:style-name="T13">ville</text:span><text:span text:style-name="T13"> </text:span><text:span text:style-name="T13">(</text:span><text:span text:style-name="T13">libelle</text:span><text:span text:style-name="T13">,</text:span><text:span text:style-name="T13">nombre_habitants</text:span><text:span text:style-name="T13">,</text:span><text:span text:style-name="T13">pays_id</text:span><text:span text:style-name="T13">)</text:span></text:p>
          <text:p text:style-name="P18"><text:span text:style-name="T11">VALUES</text:span></text:p>
          <text:p text:style-name="P18"><text:span text:style-name="T13">(</text:span><text:span text:style-name="T13">'test'</text:span><text:span text:style-name="T13">,</text:span><text:span text:style-name="T13">'5'</text:span><text:span text:style-name="T13">,</text:span><text:span text:style-name="T13">'10'</text:span><text:span text:style-name="T13">),</text:span></text:p>
          <text:p text:style-name="P18"><text:span text:style-name="T13">(</text:span><text:span text:style-name="T13">'test'</text:span><text:span text:style-name="T13">,</text:span><text:span text:style-name="T13">'5'</text:span><text:span text:style-name="T13">,</text:span><text:span text:style-name="T13">'10'</text:span><text:span text:style-name="T13">),</text:span></text:p>
          <text:p text:style-name="P18"><text:span text:style-name="T13">(</text:span><text:span text:style-name="T13">'test'</text:span><text:span text:style-name="T13">,</text:span><text:span text:style-name="T13">'5'</text:span><text:span text:style-name="T13">,</text:span><text:span text:style-name="T13">'10'</text:span><text:span text:style-name="T13">),</text:span></text:p>
          <text:p text:style-name="P18"><text:span text:style-name="T13">(</text:span><text:span text:style-name="T13">'test'</text:span><text:span text:style-name="T13">,</text:span><text:span text:style-name="T13">'5'</text:span><text:span text:style-name="T13">,</text:span><text:span text:style-name="T13">'10'</text:span><text:span text:style-name="T13">),</text:span></text:p>
          <text:p text:style-name="P18"><text:span text:style-name="T13">(</text:span><text:span text:style-name="T13">'test'</text:span><text:span text:style-name="T13">,</text:span><text:span text:style-name="T13">'5'</text:span><text:span text:style-name="T13">,</text:span><text:span text:style-name="T13">'9'</text:span><text:span text:style-name="T13">),</text:span></text:p>
          <text:p text:style-name="P18"><text:span text:style-name="T13">(</text:span><text:span text:style-name="T13">'test'</text:span><text:span text:style-name="T13">,</text:span><text:span text:style-name="T13">'5'</text:span><text:span text:style-name="T13">,</text:span><text:span text:style-name="T13">'9'</text:span><text:span text:style-name="T13">),</text:span></text:p>
          <text:p text:style-name="P18"><text:span text:style-name="T13">(</text:span><text:span text:style-name="T13">'test'</text:span><text:span text:style-name="T13">,</text:span><text:span text:style-name="T13">'5'</text:span><text:span text:style-name="T13">,</text:span><text:span text:style-name="T13">'9'</text:span><text:span text:style-name="T13">),</text:span></text:p>
          <text:p text:style-name="P18"><text:span text:style-name="T13">(</text:span><text:span text:style-name="T13">'test'</text:span><text:span text:style-name="T13">,</text:span><text:span text:style-name="T13">'5'</text:span><text:span text:style-name="T13">,</text:span><text:span text:style-name="T13">'9'</text:span><text:span text:style-name="T13">),</text:span></text:p>
          <text:p text:style-name="P18"><text:span text:style-name="T13">(</text:span><text:span text:style-name="T13">'test'</text:span><text:span text:style-name="T13">,</text:span><text:span text:style-name="T13">'5'</text:span><text:span text:style-name="T13">,</text:span><text:span text:style-name="T13">'8'</text:span><text:span text:style-name="T13">),</text:span></text:p>
          <text:p text:style-name="P18"><text:span text:style-name="T13">(</text:span><text:span text:style-name="T13">'test'</text:span><text:span text:style-name="T13">,</text:span><text:span text:style-name="T13">'5'</text:span><text:span text:style-name="T13">,</text:span><text:span text:style-name="T13">'8'</text:span><text:span text:style-name="T13">),</text:span></text:p>
          <text:p text:style-name="P18"><text:span text:style-name="T13">(</text:span><text:span text:style-name="T13">'test'</text:span><text:span text:style-name="T13">,</text:span><text:span text:style-name="T13">'5'</text:span><text:span text:style-name="T13">,</text:span><text:span text:style-name="T13">'8'</text:span><text:span text:style-name="T13">),</text:span></text:p>
          <text:p text:style-name="P18"><text:span text:style-name="T13">(</text:span><text:span text:style-name="T13">'test'</text:span><text:span text:style-name="T13">,</text:span><text:span text:style-name="T13">'5'</text:span><text:span text:style-name="T13">,</text:span><text:span text:style-name="T13">'8'</text:span><text:span text:style-name="T13">),</text:span></text:p>
          <text:p text:style-name="P18"><text:span text:style-name="T13">(</text:span><text:span text:style-name="T13">'test'</text:span><text:span text:style-name="T13">,</text:span><text:span text:style-name="T13">'5'</text:span><text:span text:style-name="T13">,</text:span><text:span text:style-name="T13">'7'</text:span><text:span text:style-name="T13">),</text:span></text:p>
          <text:p text:style-name="P18"><text:span text:style-name="T13">(</text:span><text:span text:style-name="T13">'test'</text:span><text:span text:style-name="T13">,</text:span><text:span text:style-name="T13">'5'</text:span><text:span text:style-name="T13">,</text:span><text:span text:style-name="T13">'7'</text:span><text:span text:style-name="T13">),</text:span></text:p>
          <text:p text:style-name="P18"><text:span text:style-name="T13">(</text:span><text:span text:style-name="T13">'test'</text:span><text:span text:style-name="T13">,</text:span><text:span text:style-name="T13">'5'</text:span><text:span text:style-name="T13">,</text:span><text:span text:style-name="T13">'7'</text:span><text:span text:style-name="T13">),</text:span></text:p>
          <text:p text:style-name="P18"><text:span text:style-name="T13">(</text:span><text:span text:style-name="T13">'test'</text:span><text:span text:style-name="T13">,</text:span><text:span text:style-name="T13">'5'</text:span><text:span text:style-name="T13">,</text:span><text:span text:style-name="T13">'7'</text:span><text:span text:style-name="T13">),</text:span></text:p>
          <text:p text:style-name="P18"><text:span text:style-name="T13">(</text:span><text:span text:style-name="T13">'test'</text:span><text:span text:style-name="T13">,</text:span><text:span text:style-name="T13">'5'</text:span><text:span text:style-name="T13">,</text:span><text:span text:style-name="T13">'6'</text:span><text:span text:style-name="T13">),</text:span></text:p>
          <text:p text:style-name="P18"><text:span text:style-name="T13">(</text:span><text:span text:style-name="T13">'test'</text:span><text:span text:style-name="T13">,</text:span><text:span text:style-name="T13">'5'</text:span><text:span text:style-name="T13">,</text:span><text:span text:style-name="T13">'6'</text:span><text:span text:style-name="T13">),</text:span></text:p>
          <text:p text:style-name="P18"><text:span text:style-name="T13">(</text:span><text:span text:style-name="T13">'test'</text:span><text:span text:style-name="T13">,</text:span><text:span text:style-name="T13">'5'</text:span><text:span text:style-name="T13">,</text:span><text:span text:style-name="T13">'6'</text:span><text:span text:style-name="T13">),</text:span></text:p>
          <text:p text:style-name="P18"><text:span text:style-name="T13">(</text:span><text:span text:style-name="T13">'test'</text:span><text:span text:style-name="T13">,</text:span><text:span text:style-name="T13">'5'</text:span><text:span text:style-name="T13">,</text:span><text:span text:style-name="T13">'6'</text:span><text:span text:style-name="T13">),</text:span></text:p>
          <text:p text:style-name="P18"><text:span text:style-name="T13">(</text:span><text:span text:style-name="T13">'test'</text:span><text:span text:style-name="T13">,</text:span><text:span text:style-name="T13">'5'</text:span><text:span text:style-name="T13">,</text:span><text:span text:style-name="T13">'5'</text:span><text:span text:style-name="T13">),</text:span></text:p>
          <text:p text:style-name="P18"><text:span text:style-name="T13">(</text:span><text:span text:style-name="T13">'test'</text:span><text:span text:style-name="T13">,</text:span><text:span text:style-name="T13">'5'</text:span><text:span text:style-name="T13">,</text:span><text:span text:style-name="T13">'5'</text:span><text:span text:style-name="T13">),</text:span></text:p>
          <text:p text:style-name="P18"><text:span text:style-name="T13">(</text:span><text:span text:style-name="T13">'test'</text:span><text:span text:style-name="T13">,</text:span><text:span text:style-name="T13">'5'</text:span><text:span text:style-name="T13">,</text:span><text:span text:style-name="T13">'5'</text:span><text:span text:style-name="T13">),</text:span></text:p>
          <text:p text:style-name="P18"><text:span text:style-name="T13">(</text:span><text:span text:style-name="T13">'test'</text:span><text:span text:style-name="T13">,</text:span><text:span text:style-name="T13">'5'</text:span><text:span text:style-name="T13">,</text:span><text:span text:style-name="T13">'5'</text:span><text:span text:style-name="T13">),</text:span></text:p>
          <text:p text:style-name="P18"><text:span text:style-name="T13">(</text:span><text:span text:style-name="T13">'test'</text:span><text:span text:style-name="T13">,</text:span><text:span text:style-name="T13">'5'</text:span><text:span text:style-name="T13">,</text:span><text:span text:style-name="T13">'4'</text:span><text:span text:style-name="T13">),</text:span></text:p>
          <text:p text:style-name="P18"><text:span text:style-name="T13">(</text:span><text:span text:style-name="T13">'test'</text:span><text:span text:style-name="T13">,</text:span><text:span text:style-name="T13">'5'</text:span><text:span text:style-name="T13">,</text:span><text:span text:style-name="T13">'4'</text:span><text:span text:style-name="T13">),</text:span></text:p>
          <text:p text:style-name="P18"><text:span text:style-name="T13">(</text:span><text:span text:style-name="T13">'test'</text:span><text:span text:style-name="T13">,</text:span><text:span text:style-name="T13">'5'</text:span><text:span text:style-name="T13">,</text:span><text:span text:style-name="T13">'4'</text:span><text:span text:style-name="T13">),</text:span></text:p>
          <text:p text:style-name="P18"><text:span text:style-name="T13">(</text:span><text:span text:style-name="T13">'test'</text:span><text:span text:style-name="T13">,</text:span><text:span text:style-name="T13">'5'</text:span><text:span text:style-name="T13">,</text:span><text:span text:style-name="T13">'4'</text:span><text:span text:style-name="T13">),</text:span></text:p>
          <text:p text:style-name="P18"><text:span text:style-name="T13">(</text:span><text:span text:style-name="T13">'test'</text:span><text:span text:style-name="T13">,</text:span><text:span text:style-name="T13">'5'</text:span><text:span text:style-name="T13">,</text:span><text:span text:style-name="T13">'3'</text:span><text:span text:style-name="T13">),</text:span></text:p>
          <text:p text:style-name="P18"><text:span text:style-name="T13">(</text:span><text:span text:style-name="T13">'test'</text:span><text:span text:style-name="T13">,</text:span><text:span text:style-name="T13">'5'</text:span><text:span text:style-name="T13">,</text:span><text:span text:style-name="T13">'3'</text:span><text:span text:style-name="T13">),</text:span></text:p>
          <text:p text:style-name="P18"><text:span text:style-name="T13">(</text:span><text:span text:style-name="T13">'test'</text:span><text:span text:style-name="T13">,</text:span><text:span text:style-name="T13">'5'</text:span><text:span text:style-name="T13">,</text:span><text:span text:style-name="T13">'3'</text:span><text:span text:style-name="T13">),</text:span></text:p>
          <text:p text:style-name="P18"><text:span text:style-name="T13">(</text:span><text:span text:style-name="T13">'test'</text:span><text:span text:style-name="T13">,</text:span><text:span text:style-name="T13">'5'</text:span><text:span text:style-name="T13">,</text:span><text:span text:style-name="T13">'3'</text:span><text:span text:style-name="T13">),</text:span></text:p>
          <text:p text:style-name="P18"><text:span text:style-name="T13">(</text:span><text:span text:style-name="T13">'test'</text:span><text:span text:style-name="T13">,</text:span><text:span text:style-name="T13">'5'</text:span><text:span text:style-name="T13">,</text:span><text:span text:style-name="T13">'2'</text:span><text:span text:style-name="T13">),</text:span></text:p>
          <text:p text:style-name="P18"><text:span text:style-name="T13">(</text:span><text:span text:style-name="T13">'test'</text:span><text:span text:style-name="T13">,</text:span><text:span text:style-name="T13">'5'</text:span><text:span text:style-name="T13">,</text:span><text:span text:style-name="T13">'2'</text:span><text:span text:style-name="T13">),</text:span></text:p>
          <text:p text:style-name="P19"><text:span text:style-name="T13">(</text:span><text:span text:style-name="T13">'test'</text:span><text:span text:style-name="T13">,</text:span><text:span text:style-name="T13">'5'</text:span><text:span text:style-name="T13">,</text:span><text:span text:style-name="T13">'2'</text:span><text:span text:style-name="T13">),</text:span></text:p>
          <text:p text:style-name="P19"><text:span text:style-name="T13">(</text:span><text:span text:style-name="T13">'test'</text:span><text:span text:style-name="T13">,</text:span><text:span text:style-name="T13">'5'</text:span><text:span text:style-name="T13">,</text:span><text:span text:style-name="T13">'2'</text:span><text:span text:style-name="T13">),</text:span></text:p>
          <text:p text:style-name="P18"><text:span text:style-name="T13">(</text:span><text:span text:style-name="T13">'test'</text:span><text:span text:style-name="T13">,</text:span><text:span text:style-name="T13">'5'</text:span><text:span text:style-name="T13">,</text:span><text:span text:style-name="T13">'1'</text:span><text:span text:style-name="T13">),</text:span></text:p>
          <text:p text:style-name="P18"><text:span text:style-name="T13">(</text:span><text:span text:style-name="T13">'test'</text:span><text:span text:style-name="T13">,</text:span><text:span text:style-name="T13">'5'</text:span><text:span text:style-name="T13">,</text:span><text:span text:style-name="T13">'1'</text:span><text:span text:style-name="T13">),</text:span></text:p>
          <text:p text:style-name="P18"><text:span text:style-name="T13">(</text:span><text:span text:style-name="T13">'test'</text:span><text:span text:style-name="T13">,</text:span><text:span text:style-name="T13">'5'</text:span><text:span text:style-name="T13">,</text:span><text:span text:style-name="T13">'1'</text:span><text:span text:style-name="T13">),</text:span></text:p>
          <text:p text:style-name="P18"><text:span text:style-name="T13">(</text:span><text:span text:style-name="T13">'test'</text:span><text:span text:style-name="T13">,</text:span><text:span text:style-name="T13">'5'</text:span><text:span text:style-name="T13">,</text:span><text:span text:style-name="T13">'1'</text:span><text:span text:style-name="T13">);</text:span></text:p>
          <text:p text:style-name="P18"><text:span text:style-name="T13"/></text:p>
          <text:p text:style-name="P13"><text:span text:style-name="T7"/></text:p>
        </text:list-item>
      </text:list>
      <text:p text:style-name="P12"/>
      <text:list xml:id="list202120271330251" text:continue-numbering="true" text:style-name="L2">
        <text:list-item>
          <text:p text:style-name="P13">Selectionner les villes par ordre alphabétique du nom de leur pays</text:p>
        </text:list-item>
      </text:list>
      <text:p text:style-name="P12"><text:span text:style-name="T5"><text:tab/></text:span><text:span text:style-name="T11">SELECT</text:span><text:span text:style-name="T13"> </text:span><text:span text:style-name="T13">pays_id</text:span><text:span text:style-name="T13">,</text:span><text:span text:style-name="T13"> </text:span><text:span text:style-name="T13">libelle</text:span></text:p>
      <text:p text:style-name="P3"><text:span text:style-name="T11"><text:tab/>FROM</text:span><text:span text:style-name="T13"> </text:span><text:span text:style-name="T13">ville</text:span><text:span text:style-name="T13">,</text:span><text:span text:style-name="T13"> </text:span><text:span text:style-name="T13">pays</text:span></text:p>
      <text:p text:style-name="P3"><text:span text:style-name="T11"><text:tab/>ORDER</text:span><text:span text:style-name="T13"> </text:span><text:span text:style-name="T11">BY</text:span><text:span text:style-name="T13"> <text:s/></text:span><text:span text:style-name="T13">libelle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color="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6T18:29:05.990000000</meta:creation-date>
    <dc:date>2019-05-13T19:58:46.548000000</dc:date>
    <meta:editing-duration>PT4H43M55S</meta:editing-duration>
    <meta:editing-cycles>5</meta:editing-cycles>
    <meta:generator>LibreOffice/6.2.3.2$Windows_X86_64 LibreOffice_project/aecc05fe267cc68dde00352a451aa867b3b546ac</meta:generator>
    <dc:title>Untitled</dc:title>
    <meta:document-statistic meta:table-count="0" meta:image-count="0" meta:object-count="0" meta:page-count="4" meta:paragraph-count="152" meta:word-count="649" meta:character-count="4707" meta:non-whitespace-character-count="4166"/>
  </office:meta>
</office:document-meta>
</file>